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5798" officeooo:paragraph-rsid="00015798"/>
    </style:style>
    <style:style style:name="P2" style:family="paragraph" style:parent-style-name="Text_20_body">
      <style:text-properties officeooo:rsid="0004953a" officeooo:paragraph-rsid="0004953a"/>
    </style:style>
    <style:style style:name="P3" style:family="paragraph" style:parent-style-name="Text_20_body">
      <style:text-properties officeooo:rsid="00064c62" officeooo:paragraph-rsid="00064c62"/>
    </style:style>
    <style:style style:name="P4" style:family="paragraph" style:parent-style-name="Text_20_body">
      <style:text-properties officeooo:rsid="0008109f" officeooo:paragraph-rsid="0008109f"/>
    </style:style>
    <style:style style:name="P5" style:family="paragraph" style:parent-style-name="Text_20_body">
      <style:text-properties officeooo:rsid="0009a184" officeooo:paragraph-rsid="0009a184"/>
    </style:style>
    <style:style style:name="P6" style:family="paragraph" style:parent-style-name="Text_20_body">
      <style:text-properties officeooo:paragraph-rsid="0009a184"/>
    </style:style>
    <style:style style:name="P7" style:family="paragraph" style:parent-style-name="Text_20_body">
      <style:text-properties officeooo:rsid="000d21c0" officeooo:paragraph-rsid="000d21c0"/>
    </style:style>
    <style:style style:name="P8" style:family="paragraph" style:parent-style-name="Title">
      <style:text-properties officeooo:rsid="00000c20" officeooo:paragraph-rsid="00000c20"/>
    </style:style>
    <style:style style:name="P9" style:family="paragraph" style:parent-style-name="Subtitle">
      <style:text-properties officeooo:rsid="00000c20" officeooo:paragraph-rsid="00000c20"/>
    </style:style>
    <style:style style:name="P10" style:family="paragraph" style:parent-style-name="Text_20_body">
      <style:text-properties officeooo:rsid="00015798" officeooo:paragraph-rsid="00015798"/>
    </style:style>
    <style:style style:name="P11" style:family="paragraph" style:parent-style-name="Text_20_body">
      <style:text-properties officeooo:rsid="0008109f" officeooo:paragraph-rsid="0008109f"/>
    </style:style>
    <style:style style:name="P12" style:family="paragraph" style:parent-style-name="Text_20_body" style:list-style-name="L1">
      <style:text-properties officeooo:paragraph-rsid="0009a184"/>
    </style:style>
    <style:style style:name="P13" style:family="paragraph" style:parent-style-name="Text_20_body" style:list-style-name="L1">
      <style:text-properties officeooo:rsid="0009a184" officeooo:paragraph-rsid="0009a184"/>
    </style:style>
    <style:style style:name="P14" style:family="paragraph" style:parent-style-name="Text_20_body" style:list-style-name="L2">
      <style:text-properties fo:color="#333333" officeooo:rsid="000c84a8" officeooo:paragraph-rsid="000c84a8"/>
    </style:style>
    <style:style style:name="P15" style:family="paragraph" style:parent-style-name="Text_20_body" style:list-style-name="L1">
      <style:text-properties fo:color="#333333" officeooo:rsid="0009a184" officeooo:paragraph-rsid="0009a184"/>
    </style:style>
    <style:style style:name="P16" style:family="paragraph" style:parent-style-name="Text_20_body">
      <style:text-properties fo:color="#333333" officeooo:rsid="000d21c0" officeooo:paragraph-rsid="000d21c0"/>
    </style:style>
    <style:style style:name="P17" style:family="paragraph" style:parent-style-name="Heading_20_1">
      <style:text-properties officeooo:rsid="00015798" officeooo:paragraph-rsid="00015798"/>
    </style:style>
    <style:style style:name="P18" style:family="paragraph" style:parent-style-name="Heading_20_1">
      <style:text-properties officeooo:rsid="0004953a" officeooo:paragraph-rsid="0004953a"/>
    </style:style>
    <style:style style:name="T1" style:family="text">
      <style:text-properties officeooo:rsid="00064c62"/>
    </style:style>
    <style:style style:name="T2" style:family="text">
      <style:text-properties officeooo:rsid="0006812c"/>
    </style:style>
    <style:style style:name="T3" style:family="text">
      <style:text-properties officeooo:rsid="0008109f"/>
    </style:style>
    <style:style style:name="T4" style:family="text">
      <style:text-properties fo:color="#333333"/>
    </style:style>
    <style:style style:name="T5" style:family="text">
      <style:text-properties fo:color="#333333" officeooo:rsid="000b295c"/>
    </style:style>
    <style:style style:name="T6" style:family="text">
      <style:text-properties fo:color="#333333" officeooo:rsid="000c84a8"/>
    </style:style>
    <style:style style:name="T7" style:family="text">
      <style:text-properties fo:color="#333333" officeooo:rsid="0009a184"/>
    </style:style>
    <style:style style:name="T8" style:family="text">
      <style:text-properties officeooo:rsid="000e84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IDEMPIERE-</text:span>ANSIBLE TASK</text:p>
      <text:p text:style-name="P9">automatizzare la gestione dell’infrastruttura in modo umano</text:p>
      <text:h text:style-name="P17" text:outline-level="1">Come si faceva prima</text:h>
      <text:p text:style-name="P1">Un tecnico ha la profonda conoscenza dello stato di tutte le macchine sotto il suo controllo e una ad una o tramite strumenti professionali una volta giustamente configurati e mantenuti aggiornati, procede allo svolgimento del compito assegnato</text:p>
      <text:h text:style-name="P17" text:outline-level="1">Come lo facciamo noi</text:h>
      <text:p text:style-name="P1">Diventa banale fare una cosa che era rivolta ad un pubblico estremamente specializzato in tempi ridotti in modo esponenziale, semplicemente compiliamo un form con i dati necessari, cioè cosa voglio fare e popoliamo la lista degli host su cui voglio eseguirle.</text:p>
      <text:h text:style-name="P18" text:outline-level="1">Componenti principali</text:h>
      <text:p text:style-name="P2">Il sistema di gestione è, come ben chiaro dal titolo, Ansible, uno strumento per <text:span text:style-name="T1">il controllo</text:span> da remoto delle macchine.</text:p>
      <text:p text:style-name="P2">Questo tool necessita per prima cosa di un elenco di macchine che esso dovrà raggiungere, via ssh, questo elenco è l’inventory.</text:p>
      <text:p text:style-name="P2">Quello che vogliamo che Ansible faccia possiamo indicarlo one-shot da riga di comando, ovviamente <text:span text:style-name="T1">procedure</text:span> molto semplici causa la limitatezza della “risorsa”, oppure salvare le procedure in playbook, raccolte di play specifici ad un host/gruppo, ognuno composto da uno o più task, <text:span text:style-name="T1">unità minima di elaborazione di ansible,</text:span> che possono anche essere <text:span text:style-name="T2">salvati </text:span>in singoli file <text:span text:style-name="T2">e quindi richiamati</text:span>.</text:p>
      <text:p text:style-name="P3"><text:span text:style-name="T2">L’interfaccia</text:span> è una maschera di iDempiere che raccoglie tutto ciò che è necessario indicare per eseguire le procedure <text:span text:style-name="T2">volute </text:span>e, naturalmente, sulla quale riceveremo le informazioni, o gli eventuali errori, del task <text:span text:style-name="T3">in esecuzione.</text:span></text:p>
      <text:p text:style-name="P4">Questa intefaccia si appoggia su una struttura di tabelle nelle quali vengono salvati i dati importanti per tutte le elaborazioni:</text:p>
      <text:p text:style-name="P4">- Ansible Host: </text:p>
      <text:p text:style-name="P4">- Ansible Node</text:p>
      <text:p text:style-name="P4">- Ansible Group</text:p>
      <text:p text:style-name="P4">- Ansible Host Object</text:p>
      <text:p text:style-name="P4">- Plugin</text:p>
      <text:p text:style-name="P4">- Plugin Version</text:p>
      <text:p text:style-name="P4">- Ansible Action (già tipo_file)</text:p>
      <text:p text:style-name="P5"><text:soft-page-break/>In base all’ Ansible Action scelta dovremo compilare campi diversi o in diverso modo:</text:p>
      <text:list xml:id="list1173175003" text:style-name="L1">
        <text:list-item>
          <text:p text:style-name="P13">SQL command: Esegue un comando SQL, unico campo necessario è “<text:bookmark text:name="nV4Q802"/><text:span text:style-name="T4">IstruzioneSQL”</text:span></text:p>
        </text:list-item>
        <text:list-item>
          <text:p text:style-name="P12"><text:span text:style-name="T7">JAR: Installa/aggiorna (rimuove?) il/i plugin in allegato, se abbiamo più plugin assieme allora li devo allegare direttamente nella finestra principale altrimenti dall’apposito campo scelgo la versione ed in essa sarà caricato il file; </text:span><text:span text:style-name="T6">questa Action funziona in due tempi (determinati dal flag ‘install’ nella riga del singolo host): </text:span></text:p>
        </text:list-item>
      </text:list>
      <text:list xml:id="list3397975091" text:style-name="L2">
        <text:list-item>
          <text:list>
            <text:list-item>
              <text:p text:style-name="P14">retrive: riporta, nella riga ‘descrizione’ del singolo host, la versione del/i plugin allegati oppure ‘plugin assente’</text:p>
            </text:list-item>
            <text:list-item>
              <text:p text:style-name="P14">install: usando le info ottenute al primo giro esegue l’installazione/update (remove?)</text:p>
            </text:list-item>
          </text:list>
        </text:list-item>
      </text:list>
      <text:list xml:id="list120805156472047" text:continue-list="list1173175003" text:style-name="L1">
        <text:list-item>
          <text:p text:style-name="P13"><text:span text:style-name="T4">2 Pack: esegu</text:span><text:span text:style-name="T5">e</text:span><text:span text:style-name="T4"> il Packin del packout </text:span><text:span text:style-name="T5">allegato a</text:span><text:span text:style-name="T4">lla finestra principale.</text:span></text:p>
        </text:list-item>
        <text:list-item>
          <text:p text:style-name="P15">SHELL script: TBD</text:p>
        </text:list-item>
      </text:list>
      <text:p text:style-name="P7"><text:span text:style-name="T5">P</text:span><text:span text:style-name="T4">er tutti vale la regola che nel campo descrizione del singolo host otteremo i risultati specifici del task (o gli errori relativi all’host) <text:s/>mentre in ‘elabora messaggio’ gli eventuali errori generali.</text:span></text:p>
      <text:p text:style-name="P1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35:12.298222072</meta:creation-date>
    <dc:date>2020-04-05T12:08:04.083764222</dc:date>
    <meta:editing-duration>PT31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25" meta:character-count="2762" meta:non-whitespace-character-count="2367"/>
  </office:meta>
</office:document-meta>
</file>